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29cm" fo:margin-left="-0.016cm" fo:margin-right="-0.012cm" table:align="margins" style:may-break-between-rows="false"/>
    </style:style>
    <style:style style:name="Table1.A" style:family="table-column">
      <style:table-column-properties style:column-width="1.931cm" style:rel-column-width="7433*"/>
    </style:style>
    <style:style style:name="Table1.B" style:family="table-column">
      <style:table-column-properties style:column-width="2.538cm" style:rel-column-width="9768*"/>
    </style:style>
    <style:style style:name="Table1.C" style:family="table-column">
      <style:table-column-properties style:column-width="2.833cm" style:rel-column-width="10902*"/>
    </style:style>
    <style:style style:name="Table1.D" style:family="table-column">
      <style:table-column-properties style:column-width="4.286cm" style:rel-column-width="16495*"/>
    </style:style>
    <style:style style:name="Table1.E" style:family="table-column">
      <style:table-column-properties style:column-width="3.016cm" style:rel-column-width="11608*"/>
    </style:style>
    <style:style style:name="Table1.F" style:family="table-column">
      <style:table-column-properties style:column-width="2.424cm" style:rel-column-width="9329*"/>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fo:language="en" fo:country="US" fo:font-weight="bold" style:font-size-asian="12pt" style:font-weight-asian="bold" style:font-size-complex="12pt" style:font-weight-complex="bold"/>
    </style:style>
    <style:style style:name="P2" style:family="paragraph" style:parent-style-name="Standard">
      <style:text-properties fo:font-size="12pt" fo:language="en" fo:country="US" fo:font-weight="normal" style:font-size-asian="12pt" style:font-weight-asian="normal" style:font-size-complex="12pt" style:font-weight-complex="normal"/>
    </style:style>
    <style:style style:name="P3" style:family="paragraph" style:parent-style-name="Standard">
      <style:text-properties fo:font-size="12pt" fo:language="en" fo:country="US" style:font-size-asian="12pt" style:font-size-complex="12pt"/>
    </style:style>
    <style:style style:name="P4" style:family="paragraph" style:parent-style-name="Standard">
      <style:text-properties fo:font-size="20pt" fo:language="en" fo:country="US"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20pt" fo:language="en" fo:country="US" fo:font-weight="bold" style:font-size-asian="20pt" style:font-weight-asian="bold" style:font-size-complex="20pt" style:font-weight-complex="bold"/>
    </style:style>
    <style:style style:name="P6" style:family="paragraph" style:parent-style-name="Standard">
      <style:text-properties fo:font-size="11pt" fo:language="en" fo:country="US" fo:font-weight="bold" style:font-size-asian="11pt" style:font-weight-asian="bold" style:font-size-complex="11pt" style:font-weight-complex="bold"/>
    </style:style>
    <style:style style:name="P7" style:family="paragraph" style:parent-style-name="Standard">
      <style:text-properties fo:language="en" fo:country="US"/>
    </style:style>
    <style:style style:name="P8" style:family="paragraph" style:parent-style-name="Standard">
      <style:text-properties style:font-name="Times New Roman" fo:font-size="12pt" fo:language="en" fo:country="US" style:font-size-asian="12pt" style:font-size-complex="12pt"/>
    </style:style>
    <style:style style:name="P9" style:family="paragraph" style:parent-style-name="Table_20_Contents">
      <style:text-properties fo:font-size="12pt" fo:language="en" fo:country="US" style:font-size-asian="12pt" style:font-size-complex="12pt"/>
    </style:style>
    <style:style style:name="P10" style:family="paragraph" style:parent-style-name="Standard" style:list-style-name="L1">
      <style:text-properties fo:font-size="12pt" fo:language="en" fo:country="US" fo:font-weight="normal" style:font-size-asian="12pt" style:font-weight-asian="normal" style:font-size-complex="12pt" style:font-weight-complex="normal"/>
    </style:style>
    <style:style style:name="P11" style:family="paragraph" style:parent-style-name="Standard" style:list-style-name="L2">
      <style:text-properties fo:font-size="12pt" fo:language="en" fo:country="US" fo:font-weight="normal" style:font-size-asian="12pt" style:font-weight-asian="normal" style:font-size-complex="12pt" style:font-weight-complex="normal"/>
    </style:style>
    <style:style style:name="P12" style:family="paragraph" style:parent-style-name="Standard">
      <style:text-properties fo:language="en" fo:country="US"/>
    </style:style>
    <style:style style:name="P13" style:family="paragraph" style:parent-style-name="Standard">
      <style:paragraph-properties fo:text-align="end" style:justify-single-word="false"/>
      <style:text-properties fo:language="en" fo:country="US"/>
    </style:style>
    <style:style style:name="P14" style:family="paragraph" style:parent-style-name="Heading_20_1">
      <style:text-properties fo:language="en" fo:country="US"/>
    </style:style>
    <style:style style:name="P15" style:family="paragraph" style:parent-style-name="Heading_20_1">
      <style:text-properties fo:font-size="12pt" fo:language="en" fo:country="US" style:font-size-asian="12pt" style:font-size-complex="12pt"/>
    </style:style>
    <style:style style:name="P16" style:family="paragraph" style:parent-style-name="Heading_20_3">
      <style:text-properties fo:font-size="12pt" fo:language="en" fo:country="US" style:font-size-asian="12pt" style:font-size-complex="12pt"/>
    </style:style>
    <style:style style:name="P17" style:family="paragraph" style:parent-style-name="Heading_20_3">
      <style:text-properties fo:language="en" fo:country="US"/>
    </style:style>
    <style:style style:name="T1" style:family="text">
      <style:text-properties fo:font-size="12pt" style:font-size-asian="12pt"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st Design</text:p>
      <text:p text:style-name="P1"/>
      <text:p text:style-name="P1">Identifier: PARROT#TD0100</text:p>
      <text:p text:style-name="P1"/>
      <text:p text:style-name="P1">Features to be tested:</text:p>
      <text:list xml:id="list33613209" text:style-name="L1">
        <text:list-item>
          <text:p text:style-name="P10">Library navigation.</text:p>
        </text:list-item>
        <text:list-item>
          <text:p text:style-name="P10">Drag and drop pictograms onto the sentence board.</text:p>
        </text:list-item>
        <text:list-item>
          <text:p text:style-name="P10">Change the order pictograms appear in their library categories, using drag and drop.</text:p>
          <text:list>
            <text:list-item>
              <text:p text:style-name="P10">Check if these changes are saved.</text:p>
            </text:list-item>
          </text:list>
        </text:list-item>
        <text:list-item>
          <text:p text:style-name="P10">Audio functionality of pictograms.</text:p>
        </text:list-item>
        <text:list-item>
          <text:p text:style-name="P10">Playing sentences consisting of pictograms.</text:p>
        </text:list-item>
        <text:list-item>
          <text:p text:style-name="P10">Adding categories to the pictogram library.</text:p>
        </text:list-item>
        <text:list-item>
          <text:p text:style-name="P10">Adding pictograms to the library through the server/local database.</text:p>
        </text:list-item>
        <text:list-item>
          <text:p text:style-name="P10">Using the camera functionality.</text:p>
          <text:list>
            <text:list-item>
              <text:p text:style-name="P10">Storing pictures as pictograms in the library.</text:p>
            </text:list-item>
          </text:list>
        </text:list-item>
        <text:list-item>
          <text:p text:style-name="P10">Performance testing.</text:p>
        </text:list-item>
        <text:list-item>
          <text:p text:style-name="P10">Combining pictograms and either parts of pictograms, or other pictograms, to make new pictograms.</text:p>
        </text:list-item>
        <text:list-item>
          <text:p text:style-name="P10">Editing excisting pictograms</text:p>
        </text:list-item>
      </text:list>
      <text:p text:style-name="P1"/>
      <text:p text:style-name="P1">Approach:</text:p>
      <text:list xml:id="list33598663" text:style-name="L2">
        <text:list-item>
          <text:p text:style-name="P11">Dynamic black box testing of the application on the target Android platform (Android 3.2).</text:p>
          <text:list>
            <text:list-item>
              <text:p text:style-name="P11">The Android tablet to be used for testing will be a Samsung Galaxy tablet 10.1 GT-P7510.</text:p>
            </text:list-item>
          </text:list>
        </text:list-item>
        <text:list-item>
          <text:p text:style-name="P11">If applicable, perform dynamic black box testing of the app on a later Android API (later than version 3.2) version on an <text:s/>Android Virtual Device.</text:p>
          <text:p text:style-name="P11"/>
        </text:list-item>
      </text:list>
      <text:p text:style-name="P1">Test case identification:</text:p>
      <text:p text:style-name="P2">LibNav</text:p>
      <text:p text:style-name="P2">DragDrop</text:p>
      <text:p text:style-name="P2">AudPlay</text:p>
      <text:p text:style-name="P2">SentPlay</text:p>
      <text:p text:style-name="P2">AddCat</text:p>
      <text:p text:style-name="P2">AddPic</text:p>
      <text:p text:style-name="P2">AddCam</text:p>
      <text:p text:style-name="P2">Perform</text:p>
      <text:p text:style-name="P2">EditPic</text:p>
      <text:p text:style-name="P2">CombiPic</text:p>
      <text:p text:style-name="P1"/>
      <text:p text:style-name="P1">Pass/fail criteria: </text:p>
      <text:p text:style-name="P2">The app will have passed, if it manages to perform smoothly without any critical or serious errors, and with only minor cosmetic errors.</text:p>
      <text:p text:style-name="P1"/>
      <text:p text:style-name="P1"/>
      <text:p text:style-name="P1"/>
      <text:p text:style-name="P1"/>
      <text:p text:style-name="P1"/>
      <text:p text:style-name="P1"/>
      <text:p text:style-name="P1"/>
      <text:p text:style-name="P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table:number-columns-spanned="6" office:value-type="string">
            <text:p text:style-name="P5">Test Cases</text:p>
          </table:table-cell>
          <table:covered-table-cell/>
          <table:covered-table-cell/>
          <table:covered-table-cell/>
          <table:covered-table-cell/>
          <table:covered-table-cell/>
        </table:table-row>
        <table:table-row>
          <table:table-cell table:style-name="Table1.A2" office:value-type="string">
            <text:p text:style-name="P6">Identifiers</text:p>
          </table:table-cell>
          <table:table-cell table:style-name="Table1.A2" office:value-type="string">
            <text:p text:style-name="P6">Test item</text:p>
          </table:table-cell>
          <table:table-cell table:style-name="Table1.A2" office:value-type="string">
            <text:p text:style-name="P6">Input specification</text:p>
          </table:table-cell>
          <table:table-cell table:style-name="Table1.A2" office:value-type="string">
            <text:p text:style-name="P6">Output specification</text:p>
          </table:table-cell>
          <table:table-cell table:style-name="Table1.A2" office:value-type="string">
            <text:p text:style-name="P6">Enviromental needs</text:p>
          </table:table-cell>
          <table:table-cell table:style-name="Table1.F2" office:value-type="string">
            <text:p text:style-name="P6">Intercase dependencies</text:p>
            <text:p text:style-name="P6">(Depends on)</text:p>
          </table:table-cell>
        </table:table-row>
        <table:table-row>
          <table:table-cell table:style-name="Table1.A2" office:value-type="string">
            <text:p text:style-name="P9">LibNav</text:p>
          </table:table-cell>
          <table:table-cell table:style-name="Table1.A2" office:value-type="string">
            <text:p text:style-name="P9">Navigating through the pictogram library.</text:p>
          </table:table-cell>
          <table:table-cell table:style-name="Table1.A2" office:value-type="string">
            <text:p text:style-name="P9">Touchscreen input. Library input.</text:p>
          </table:table-cell>
          <table:table-cell table:style-name="Table1.A2" office:value-type="string">
            <text:p text:style-name="P9">Being able to reach any part of the library.</text:p>
          </table:table-cell>
          <table:table-cell table:style-name="Table1.A2" office:value-type="string">
            <text:p text:style-name="P9">Android tablet, Software testers.</text:p>
            <text:p text:style-name="P9">Library.</text:p>
          </table:table-cell>
          <table:table-cell table:style-name="Table1.F2" office:value-type="string">
            <text:p text:style-name="P7"/>
          </table:table-cell>
        </table:table-row>
        <table:table-row>
          <table:table-cell table:style-name="Table1.A2" office:value-type="string">
            <text:p text:style-name="P9">DragDrop</text:p>
          </table:table-cell>
          <table:table-cell table:style-name="Table1.A2" office:value-type="string">
            <text:p text:style-name="P9">Drag and drop pictures down to the sentences board.</text:p>
          </table:table-cell>
          <table:table-cell table:style-name="Table1.A2" office:value-type="string">
            <text:p text:style-name="P9">Touchscreen input. Library input. </text:p>
          </table:table-cell>
          <table:table-cell table:style-name="Table1.A2" office:value-type="string">
            <text:p text:style-name="P9">Correct <text:s/></text:p>
            <text:p text:style-name="P9">consistant behavoir. A pictogram is staying on the sentence board.</text:p>
          </table:table-cell>
          <table:table-cell table:style-name="Table1.A2" office:value-type="string">
            <text:p text:style-name="P9">Android tablet. Software testers.</text:p>
            <text:p text:style-name="P9">Library.</text:p>
          </table:table-cell>
          <table:table-cell table:style-name="Table1.F2" office:value-type="string">
            <text:p text:style-name="P9">LibNav</text:p>
          </table:table-cell>
        </table:table-row>
        <table:table-row>
          <table:table-cell table:style-name="Table1.A2" office:value-type="string">
            <text:p text:style-name="P9">AudPlay</text:p>
          </table:table-cell>
          <table:table-cell table:style-name="Table1.A2" office:value-type="string">
            <text:p text:style-name="P9">Playing the audio belonging to the pictogram </text:p>
          </table:table-cell>
          <table:table-cell table:style-name="Table1.A2" office:value-type="string">
            <text:p text:style-name="P9">Touchscreen input.</text:p>
            <text:p text:style-name="P9">Pictogram with and without sound.</text:p>
          </table:table-cell>
          <table:table-cell table:style-name="Table1.A2" office:value-type="string">
            <text:p text:style-name="P9">Playing the correct sound <text:s/>to the pictogram if there is a sound to the pictogram.</text:p>
          </table:table-cell>
          <table:table-cell table:style-name="Table1.A2" office:value-type="string">
            <text:p text:style-name="P9">Android tablet,</text:p>
            <text:p text:style-name="P9">Software tester, Library.</text:p>
          </table:table-cell>
          <table:table-cell table:style-name="Table1.F2" office:value-type="string">
            <text:p text:style-name="P7">DragDrop</text:p>
          </table:table-cell>
        </table:table-row>
        <table:table-row>
          <table:table-cell table:style-name="Table1.A2" office:value-type="string">
            <text:p text:style-name="P9">SentPlay</text:p>
          </table:table-cell>
          <table:table-cell table:style-name="Table1.A2" office:value-type="string">
            <text:p text:style-name="P9">Playning a sentences based on more than one pictogram.</text:p>
          </table:table-cell>
          <table:table-cell table:style-name="Table1.A2" office:value-type="string">
            <text:p text:style-name="P9">Touchscreen input.</text:p>
            <text:p text:style-name="P9">Pictograms with sound</text:p>
          </table:table-cell>
          <table:table-cell table:style-name="Table1.A2" office:value-type="string">
            <text:p text:style-name="P9">A sentences is read out as sound.</text:p>
          </table:table-cell>
          <table:table-cell table:style-name="Table1.A2" office:value-type="string">
            <text:p text:style-name="P9">Android tablet, Software testers,</text:p>
            <text:p text:style-name="P9">pictograms.</text:p>
          </table:table-cell>
          <table:table-cell table:style-name="Table1.F2" office:value-type="string">
            <text:p text:style-name="P9">AudioPlay</text:p>
          </table:table-cell>
        </table:table-row>
        <table:table-row>
          <table:table-cell table:style-name="Table1.A2" office:value-type="string">
            <text:p text:style-name="P9">AddCat.</text:p>
          </table:table-cell>
          <table:table-cell table:style-name="Table1.A2" office:value-type="string">
            <text:p text:style-name="P9">Adding new categories to the picgram library </text:p>
          </table:table-cell>
          <table:table-cell table:style-name="Table1.A2" office:value-type="string">
            <text:p text:style-name="P9">Touchscreen input. Datainput to library.</text:p>
          </table:table-cell>
          <table:table-cell table:style-name="Table1.A2" office:value-type="string">
            <text:p text:style-name="P9">A new categorie in the library with pictograms</text:p>
          </table:table-cell>
          <table:table-cell table:style-name="Table1.A2" office:value-type="string">
            <text:p text:style-name="P9">Android tablet, Software testers,</text:p>
            <text:p text:style-name="P9">pictograms.</text:p>
            <text:p text:style-name="P9">Library.</text:p>
          </table:table-cell>
          <table:table-cell table:style-name="Table1.F2" office:value-type="string">
            <text:p text:style-name="P9">Library</text:p>
            <text:p text:style-name="P9"/>
          </table:table-cell>
        </table:table-row>
        <table:table-row>
          <table:table-cell table:style-name="Table1.A2" office:value-type="string">
            <text:p text:style-name="P9">AddPic</text:p>
          </table:table-cell>
          <table:table-cell table:style-name="Table1.A2" office:value-type="string">
            <text:p text:style-name="P9">Adding new pictogram to the library <text:s text:c="2"/>through a sever</text:p>
          </table:table-cell>
          <table:table-cell table:style-name="Table1.A2" office:value-type="string">
            <text:p text:style-name="P9">Touchscreen input. Input from a server <text:s/></text:p>
            <text:p text:style-name="P9"/>
          </table:table-cell>
          <table:table-cell table:style-name="Table1.A2" office:value-type="string">
            <text:p text:style-name="P9">Some new pictogram in the library to use.</text:p>
          </table:table-cell>
          <table:table-cell table:style-name="Table1.A2" office:value-type="string">
            <text:p text:style-name="P9">Android tablet, Software testers,</text:p>
            <text:p text:style-name="P9">pictograms.</text:p>
            <text:p text:style-name="P9">library. Extern server.</text:p>
          </table:table-cell>
          <table:table-cell table:style-name="Table1.F2" office:value-type="string">
            <text:p text:style-name="P7"/>
          </table:table-cell>
        </table:table-row>
        <table:table-row>
          <table:table-cell table:style-name="Table1.A2" office:value-type="string">
            <text:p text:style-name="P9">AddCam</text:p>
          </table:table-cell>
          <table:table-cell table:style-name="Table1.A2" office:value-type="string">
            <text:p text:style-name="P9">Using the camera in the tablet with the app</text:p>
          </table:table-cell>
          <table:table-cell table:style-name="Table1.A2" office:value-type="string">
            <text:p text:style-name="P9">Touchscreen, </text:p>
            <text:p text:style-name="P9">picture from the camera. </text:p>
          </table:table-cell>
          <table:table-cell table:style-name="Table1.A2" office:value-type="string">
            <text:p text:style-name="P9">A new picture taken by the camera in the tablet</text:p>
          </table:table-cell>
          <table:table-cell table:style-name="Table1.A2" office:value-type="string">
            <text:p text:style-name="P9">Tablet with camera, Software testers.</text:p>
          </table:table-cell>
          <table:table-cell table:style-name="Table1.F2" office:value-type="string">
            <text:p text:style-name="P9">AddPic</text:p>
          </table:table-cell>
        </table:table-row>
        <table:table-row>
          <table:table-cell table:style-name="Table1.A2" office:value-type="string">
            <text:p text:style-name="P9">Perform</text:p>
          </table:table-cell>
          <table:table-cell table:style-name="Table1.A2" office:value-type="string">
            <text:p text:style-name="P9">Testing that the app is performing smothly and without performance issues</text:p>
          </table:table-cell>
          <table:table-cell table:style-name="Table1.A2" office:value-type="string">
            <text:p text:style-name="P9">Touchscreen input.</text:p>
          </table:table-cell>
          <table:table-cell table:style-name="Table1.A2" office:value-type="string">
            <text:p text:style-name="P9">A smoth test without problems. </text:p>
          </table:table-cell>
          <table:table-cell table:style-name="Table1.A2" office:value-type="string">
            <text:p text:style-name="P9">Android tablet and our app.</text:p>
          </table:table-cell>
          <table:table-cell table:style-name="Table1.F2" office:value-type="string">
            <text:p text:style-name="P9">All of the others.</text:p>
          </table:table-cell>
        </table:table-row>
        <table:table-row>
          <table:table-cell table:style-name="Table1.A2" office:value-type="string">
            <text:p text:style-name="P9">EditPic</text:p>
          </table:table-cell>
          <table:table-cell table:style-name="Table1.A2" office:value-type="string">
            <text:p text:style-name="P9">Making changes to the pictogram <text:soft-page-break/>e.g. Changing the text in the picture.</text:p>
          </table:table-cell>
          <table:table-cell table:style-name="Table1.A2" office:value-type="string">
            <text:p text:style-name="P9">Touchscreen input. </text:p>
            <text:p text:style-name="P9">Pictogram.</text:p>
          </table:table-cell>
          <table:table-cell table:style-name="Table1.A2" office:value-type="string">
            <text:p text:style-name="P9">A change in the pictogram .</text:p>
          </table:table-cell>
          <table:table-cell table:style-name="Table1.A2" office:value-type="string">
            <text:p text:style-name="P9">Android tablet and our app.</text:p>
          </table:table-cell>
          <table:table-cell table:style-name="Table1.F2" office:value-type="string">
            <text:p text:style-name="P9"/>
            <text:p text:style-name="P9"/>
          </table:table-cell>
        </table:table-row>
        <table:table-row>
          <table:table-cell table:style-name="Table1.A2" office:value-type="string">
            <text:p text:style-name="P9">CombiPic</text:p>
          </table:table-cell>
          <table:table-cell table:style-name="Table1.A2" office:value-type="string">
            <text:p text:style-name="P2">Combining pictograms and either parts of pictograms, or other pictograms, to make new pictograms.</text:p>
          </table:table-cell>
          <table:table-cell table:style-name="Table1.A2" office:value-type="string">
            <text:p text:style-name="P9">Touchscreen</text:p>
            <text:p text:style-name="P9"><text:s/>input. </text:p>
            <text:p text:style-name="P9">Pictogram</text:p>
          </table:table-cell>
          <table:table-cell table:style-name="Table1.A2" office:value-type="string">
            <text:p text:style-name="P9">Having a new pictogram to a new event.</text:p>
          </table:table-cell>
          <table:table-cell table:style-name="Table1.A2" office:value-type="string">
            <text:p text:style-name="P9">Android tablet and our app.</text:p>
          </table:table-cell>
          <table:table-cell table:style-name="Table1.F2" office:value-type="string">
            <text:p text:style-name="P7"/>
          </table:table-cell>
        </table:table-row>
      </table:table>
      <text:p text:style-name="P1"/>
      <text:p text:style-name="P1"/>
      <text:p text:style-name="P1"/>
      <text:h text:style-name="P14" text:outline-level="1">Result of Test.</text:h>
      <text:h text:style-name="P16" text:outline-level="3">LibNav:</text:h>
      <text:p text:style-name="P3">The Test was a success, we are able to scroll through individual categories aswell as change between several categories.</text:p>
      <text:p text:style-name="P3"/>
      <text:p text:style-name="P3">Result: Success.</text:p>
      <text:h text:style-name="P16" text:outline-level="3">DragDrop:</text:h>
      <text:p text:style-name="P3">The Drag and drop functionality works with partial success. The Application can successfully drag pictograms down onto the sentence board, as well as change their order on it.</text:p>
      <text:p text:style-name="P3">The Application also remembers their order successfully if the user was to change between tabs or pause and resume the application.</text:p>
      <text:p text:style-name="P3"/>
      <text:p text:style-name="P3">However, in testing we discovered a critical error. On the Speechboard, if a pictogram is picked up from the pictogram-grid and dropped off in the category list, the system crashes. This is not the case if you pick up a pictogram from the sentence board and drop it there.</text:p>
      <text:p text:style-name="P3"/>
      <text:p text:style-name="P3">Result: Partial Success.</text:p>
      <text:p text:style-name="P3"/>
      <text:p text:style-name="P3">Note: The discovered error can be fixed by removing an unintended feature from “BoxDragListener.java”. This feature was intended to allow copying pictograms between categories, and was left in despite it having been discontinued. </text:p>
      <text:p text:style-name="P3"/>
      <text:h text:style-name="P15" text:outline-level="1">AudPlay:</text:h>
      <text:p text:style-name="P3">We were able to drag a number of pictograms down to the sentene-board and play their individual Sound snippets.</text:p>
      <text:p text:style-name="P3"/>
      <text:p text:style-name="P3">Result: Success.</text:p>
      <text:p text:style-name="P3"/>
      <text:p text:style-name="P3">Note: Some delay was noted in the audio, however, after consulting with the voice actor we have concluded that it is 'empty sound' in the recording and not a delay in the system.</text:p>
      <text:p text:style-name="P3"><text:soft-page-break/></text:p>
      <text:h text:style-name="P16" text:outline-level="3">SentPlay:</text:h>
      <text:p text:style-name="P3">This Feature was not available for testing and will not be so before the deadline.</text:p>
      <text:p text:style-name="P3"/>
      <text:p text:style-name="P3">Result: N/A.</text:p>
      <text:p text:style-name="P3"/>
      <text:h text:style-name="P16" text:outline-level="3">AddCat:</text:h>
      <text:p text:style-name="P7">We were able to create 108 categories without incident, give every 7th of them an icon</text:p>
      <text:p text:style-name="P7"/>
      <text:p text:style-name="P7">Result: Success.</text:p>
      <text:p text:style-name="P7"/>
      <text:p text:style-name="P7">Note: After Performing the test, we noted that putting the application on pause and resuming it resulted in a crash. Doing so again with only the two default categories did not. Doing so with two new categories deleted the new categories.</text:p>
      <text:p text:style-name="P7"/>
      <text:h text:style-name="P16" text:outline-level="3">AddPic:</text:h>
      <text:p text:style-name="P3">This Feature was not available for testing and will not be so before the deadline.</text:p>
      <text:p text:style-name="P3"/>
      <text:p text:style-name="P3">Result: N/A.</text:p>
      <text:p text:style-name="P3"/>
      <text:h text:style-name="P16" text:outline-level="3">AddCam:</text:h>
      <text:p text:style-name="P3">This Feature was not available for testing and will not be so before the deadline.</text:p>
      <text:p text:style-name="P3"/>
      <text:p text:style-name="P3">Result: N/A.</text:p>
      <text:p text:style-name="P8"/>
      <text:h text:style-name="P17" text:outline-level="3"><text:span text:style-name="T1">Perform</text:span>:</text:h>
      <text:p text:style-name="P7">The Application is smooth in performing its build in functions. However, startup takes a measured <text:s/>10 seconds and does not contain a loading screen to inform you that the application is actually running.</text:p>
      <text:p text:style-name="P7"/>
      <text:p text:style-name="P7">Result: Partial Success.</text:p>
      <text:p text:style-name="P7"/>
      <text:h text:style-name="P16" text:outline-level="3">EditPic:</text:h>
      <text:p text:style-name="P3">This Feature was not available for testing and will not be so before the deadline.</text:p>
      <text:p text:style-name="P3"/>
      <text:p text:style-name="P3">Result: N/A.</text:p>
      <text:p text:style-name="P3"/>
      <text:h text:style-name="P16" text:outline-level="3">CombiPic:</text:h>
      <text:p text:style-name="P3">This Feature was not available for testing and will not be so before the deadline.</text:p>
      <text:p text:style-name="P3"/>
      <text:p text:style-name="P3">Result: N/A.</text:p>
      <text:p text:style-name="P3"/>
      <text:p text:style-name="P3"/>
      <text:h text:style-name="P14" text:outline-level="1"><text:soft-page-break/>Reflections</text:h>
      <text:p text:style-name="P7">We have been performing these tests in a manner most akin to dynamic black box testing. Admittedly we have so in a test to pass manner, but we have tested avenues of actions that we expected to crash the system.</text:p>
      <text:p text:style-name="P7">Also worth noting, is that our tests are not entirely black box testing, as we are the developers of the code. However, we did not look at the code immediately before testing, so it is close enough to black box testing in our own opinion.</text:p>
      <text:p text:style-name="P7">We feel that we have learned more about test design, and that writing test cases are difficult, if you intend for them to give a good description of how to perform the actual tests.</text:p>
      <text:p text:style-name="P7"/>
      <text:p text:style-name="P7"/>
      <text:p text:style-name="P7"/>
      <text:p text:style-name="P13">-Rasusmus D.C. Dalhoff-Jensen</text:p>
      <text:p text:style-name="P13">-Jakob Jørgensen</text:p>
      <text:p text:style-name="P13">-Kim Arnold Thomson</text:p>
      <text:p text:style-name="P13">-Christoffer Ilsø Vinther</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smus Dalhoff-Jensen</meta:initial-creator>
    <meta:creation-date>2012-03-16T11:06:01.21</meta:creation-date>
    <dc:date>2012-05-28T14:05:25.57</dc:date>
    <meta:editing-duration>PT4H17M5S</meta:editing-duration>
    <meta:editing-cycles>28</meta:editing-cycles>
    <meta:generator>OpenOffice.org/3.3$Win32 OpenOffice.org_project/330m20$Build-9567</meta:generator>
    <meta:document-statistic meta:table-count="1" meta:image-count="0" meta:object-count="0" meta:page-count="5" meta:paragraph-count="156" meta:word-count="1046" meta:character-count="6418"/>
  </office:meta>
</office:document-meta>
</file>